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625cm" svg:height="0.787cm" draw:transform="skewX (-0.00122173047639603) rotate (-1.55369210012535) translate (4.03277322734351cm 2.351469785693cm)" svg:viewBox="0 0 5626 788" svg:d="M365 746c451-80 2534-129 3151-123 617 8 1713 203 1970 158 259-39 145-667-219-709-365-42-877-68-1795-72s-2887 60-3395 35c-142 3-110 742 288 711z">
          <text:p/>
        </draw:path>
        <draw:path draw:style-name="gr2" draw:text-style-name="P1" draw:layer="layout" svg:width="3.543cm" svg:height="3.227cm" draw:transform="rotate (0.0979129710368819) translate (3.3238572683958cm 3.5223510828115cm)" svg:viewBox="0 0 3544 3228" svg:d="M475 50c1763-163 3160 15 3064 1389-97 1373-1296 1759-3448 1789-188-8-80-786 278-788 1116 56 2497 14 2527-808 30-823-1153-1001-2546-797-282-9-158-771 125-785z">
          <text:p/>
        </draw:path>
        <draw:path draw:style-name="gr1" draw:text-style-name="P1" draw:layer="layout" svg:width="0.902cm" svg:height="0.66cm" draw:transform="skewX (0.00244346095279214) rotate (-2.15652882376419) translate (4.177889580458cm 7.5794226950941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rotate (-2.15757602131539) translate (4.12565777377cm 2.44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01) rotate (-2.15687788961459) translate (4.329640143228cm 3.66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99) rotate (-2.1556561591382) translate (4.349623985261cm 6.065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2:02:25.729000000</dc:date>
    <meta:editing-duration>PT3M13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